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3" style:family="paragraph" style:parent-style-name="Standard">
      <style:text-properties style:font-name="Corbel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5bb90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d035b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e1dbb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fd59f0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87910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margin-top="0in" fo:margin-bottom="0.1598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87910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1bf58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654a7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95c7b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bc330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dadcd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87910" officeooo:paragraph-rsid="01087910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officeooo:paragraph-rsid="0110ff5b" style:font-size-asian="11pt" style:font-style-asian="italic" style:font-size-complex="11pt" style:font-style-complex="italic"/>
    </style:style>
    <style:style style:name="P18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style:font-size-asian="11pt" style:font-style-asian="italic" style:font-size-complex="11pt" style:font-style-complex="italic"/>
    </style:style>
    <style:style style:name="P19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officeooo:paragraph-rsid="0117c36b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1c9af" officeooo:paragraph-rsid="0111c9af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1c9af" officeooo:paragraph-rsid="0121bf58" style:font-size-asian="11pt" style:font-style-asian="italic" style:font-size-complex="11pt" style:font-style-complex="italic"/>
    </style:style>
    <style:style style:name="P22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7c36b" officeooo:paragraph-rsid="0117c36b" style:font-size-asian="11pt" style:font-style-asian="italic" style:font-size-complex="11pt" style:font-style-complex="italic"/>
    </style:style>
    <style:style style:name="P23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940e0" officeooo:paragraph-rsid="011940e0" style:font-size-asian="11pt" style:font-style-asian="italic" style:font-size-complex="11pt" style:font-style-complex="italic"/>
    </style:style>
    <style:style style:name="P24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940e0" officeooo:paragraph-rsid="011b1fdb" style:font-size-asian="11pt" style:font-style-asian="italic" style:font-size-complex="11pt" style:font-style-complex="italic"/>
    </style:style>
    <style:style style:name="P25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b1fdb" officeooo:paragraph-rsid="011b1fdb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b1fdb" officeooo:paragraph-rsid="011b1fdb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d035b" officeooo:paragraph-rsid="011d035b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e1dbb" officeooo:paragraph-rsid="011e1dbb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ebd10" officeooo:paragraph-rsid="011ebd10" style:font-size-asian="11pt" style:font-style-asian="italic" style:font-size-complex="11pt" style:font-style-complex="italic"/>
    </style:style>
    <style:style style:name="P30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1bf58" officeooo:paragraph-rsid="0121bf58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1bf58" officeooo:paragraph-rsid="0121bf58" style:font-size-asian="11pt" style:font-style-asian="italic" style:font-size-complex="11pt" style:font-style-complex="italic"/>
    </style:style>
    <style:style style:name="P32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38d3c" officeooo:paragraph-rsid="01238d3c" style:font-size-asian="11pt" style:font-style-asian="italic" style:font-size-complex="11pt" style:font-style-complex="italic"/>
    </style:style>
    <style:style style:name="P33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50073" officeooo:paragraph-rsid="01250073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654a7" officeooo:paragraph-rsid="012654a7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684b9" officeooo:paragraph-rsid="012684b9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684b9" officeooo:paragraph-rsid="0127745c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7745c" officeooo:paragraph-rsid="0127745c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95c7b" officeooo:paragraph-rsid="01295c7b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bc330" officeooo:paragraph-rsid="012bc330" style:font-size-asian="11pt" style:font-style-asian="italic" style:font-size-complex="11pt" style:font-style-complex="italic"/>
    </style:style>
    <style:style style:name="P40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38d3c" officeooo:paragraph-rsid="01238d3c" style:font-name-asian="Noto Sans Mono CJK SC" style:font-size-asian="11pt" style:font-style-asian="italic" style:font-name-complex="Liberation Mono" style:font-size-complex="11pt" style:font-style-complex="italic"/>
    </style:style>
    <style:style style:name="P4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33c1fa" officeooo:paragraph-rsid="0115bb90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121bf58"/>
    </style:style>
    <style:style style:name="P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12bc330"/>
    </style:style>
    <style:style style:name="P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text-line-through-style="none" style:text-line-through-type="none" style:font-name="Corbel" fo:font-size="11pt" fo:letter-spacing="normal" fo:language="en" fo:country="US" fo:font-style="normal" style:text-underline-style="none" fo:font-weight="normal" officeooo:rsid="0110ff5b" style:text-blinking="false" style:font-size-asian="11pt" style:font-style-asian="italic" style:font-size-complex="11pt" style:font-style-complex="italic" loext:padding="0in" loext:border="none"/>
    </style:style>
    <style:style style:name="P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e1cb4" officeooo:paragraph-rsid="012e1cb4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32c204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32c204" officeooo:paragraph-rsid="0132c204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333eee" officeooo:paragraph-rsid="01333eee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1333eee"/>
    </style:style>
    <style:style style:name="P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1333eee" officeooo:paragraph-rsid="01333eee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1333eee" officeooo:paragraph-rsid="01338b95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1338b95" officeooo:paragraph-rsid="01338b9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0981ee4"/>
    </style:style>
    <style:style style:name="T4" style:family="text">
      <style:text-properties style:text-underline-style="solid" style:text-underline-width="auto" style:text-underline-color="font-color" officeooo:rsid="0115bb90"/>
    </style:style>
    <style:style style:name="T5" style:family="text">
      <style:text-properties style:font-style-asian="italic" style:font-style-complex="italic"/>
    </style:style>
    <style:style style:name="T6" style:family="text">
      <style:text-properties style:text-line-through-style="none" style:text-line-through-type="none" style:text-underline-style="solid" style:text-underline-width="auto" style:text-underline-color="font-color" officeooo:rsid="00981ee4"/>
    </style:style>
    <style:style style:name="T7" style:family="text">
      <style:text-properties officeooo:rsid="0117c36b"/>
    </style:style>
    <style:style style:name="T8" style:family="text">
      <style:text-properties officeooo:rsid="011940e0"/>
    </style:style>
    <style:style style:name="T9" style:family="text">
      <style:text-properties officeooo:rsid="011b1fdb"/>
    </style:style>
    <style:style style:name="T10" style:family="text">
      <style:text-properties fo:font-variant="normal" fo:text-transform="none" fo:color="#202124" loext:opacity="100%" style:text-line-through-style="none" style:text-line-through-type="none" fo:font-size="8pt" fo:letter-spacing="normal" fo:language="en" fo:country="US" fo:font-style="normal" style:text-underline-style="none" fo:font-weight="normal" officeooo:rsid="0110ff5b" style:text-blinking="false" style:font-size-asian="8pt" style:font-style-asian="italic" style:font-size-complex="8pt" style:font-style-complex="italic" loext:padding="0in" loext:border="none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981ee4"/>
    </style:style>
    <style:style style:name="T15" style:family="text">
      <style:text-properties style:text-underline-style="none" style:font-size-asian="11pt" style:font-style-asian="italic" style:font-size-complex="11pt" style:font-style-complex="italic"/>
    </style:style>
    <style:style style:name="T16" style:family="text">
      <style:text-properties style:text-underline-style="none" officeooo:rsid="0121bf58" style:font-size-asian="11pt" style:font-style-asian="italic" style:font-size-complex="11pt" style:font-style-complex="italic"/>
    </style:style>
    <style:style style:name="T17" style:family="text">
      <style:text-properties style:text-underline-style="none" officeooo:rsid="012bc330" style:font-size-asian="11pt" style:font-style-asian="italic" style:font-size-complex="11pt" style:font-style-complex="italic"/>
    </style:style>
    <style:style style:name="T18" style:family="text">
      <style:text-properties style:text-underline-style="none" officeooo:rsid="01333eee" style:font-size-asian="11pt" style:font-style-asian="italic" style:font-size-complex="11pt" style:font-style-complex="italic"/>
    </style:style>
    <style:style style:name="T19" style:family="text">
      <style:text-properties style:text-underline-style="none" officeooo:rsid="01338b95" style:font-size-asian="11pt" style:font-style-asian="italic" style:font-size-complex="11pt" style:font-style-complex="italic"/>
    </style:style>
    <style:style style:name="T20" style:family="text">
      <style:text-properties officeooo:rsid="011d035b"/>
    </style:style>
    <style:style style:name="T21" style:family="text">
      <style:text-properties officeooo:rsid="011e1dbb"/>
    </style:style>
    <style:style style:name="T22" style:family="text">
      <style:text-properties officeooo:rsid="011f61e1"/>
    </style:style>
    <style:style style:name="T23" style:family="text">
      <style:text-properties officeooo:rsid="0121bf58"/>
    </style:style>
    <style:style style:name="T24" style:family="text">
      <style:text-properties officeooo:rsid="01250073"/>
    </style:style>
    <style:style style:name="T25" style:family="text">
      <style:text-properties officeooo:rsid="0052ae73"/>
    </style:style>
    <style:style style:name="T26" style:family="text">
      <style:text-properties officeooo:rsid="0127745c"/>
    </style:style>
    <style:style style:name="T27" style:family="text">
      <style:text-properties officeooo:rsid="0129a68f"/>
    </style:style>
    <style:style style:name="T28" style:family="text">
      <style:text-properties officeooo:rsid="012ce699"/>
    </style:style>
    <style:style style:name="T29" style:family="text">
      <style:text-properties officeooo:rsid="013195a4"/>
    </style:style>
    <style:style style:name="T30" style:family="text">
      <style:text-properties officeooo:rsid="0131b340"/>
    </style:style>
    <style:style style:name="T31" style:family="text">
      <style:text-properties fo:color="#c9211e" loext:opacity="100%" style:text-underline-style="none" officeooo:rsid="01333eee" style:font-size-asian="11pt" style:font-style-asian="italic" style:font-size-complex="11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</text:span><text:span text:style-name="T1">hapter </text:span><text:span text:style-name="T4">4</text:span></text:p>
      <text:p text:style-name="P2"/>
      <text:p text:style-name="P3"><text:span text:style-name="T3">The Verb Sein (To Be) In</text:span><text:span text:style-name="T6"> German | German I</text:span><text:span text:style-name="T3">n 60 Seconds</text:span><text:span text:style-name="T14"> <text:s/></text:span><text:a xlink:type="simple" xlink:href="https://youtu.be/AgzBKT3EE6U" text:style-name="Internet_20_link" text:visited-style-name="Visited_20_Internet_20_Link">https://youtu.be/AgzBKT3EE6U</text:a><text:span text:style-name="T10"> </text:span></text:p>
      <text:p text:style-name="P44"/>
      <text:p text:style-name="P18"/>
      <text:p text:style-name="P19"><text:span text:style-name="T7">Sein oder Nichtsein<text:tab/><text:tab/>[</text:span><text:span text:style-name="T8">żajd oda niħt-żajd</text:span><text:span text:style-name="T7">]</text:span><text:tab/><text:tab/>To <text:span text:style-name="T7">be or not to be.</text:span></text:p>
      <text:p text:style-name="P22"/>
      <text:p text:style-name="P23">Wer bin ich?<text:tab/><text:tab/><text:tab/>[ver bin iħx]<text:tab/><text:tab/><text:tab/>Who am I?</text:p>
      <text:p text:style-name="P23"/>
      <text:p text:style-name="P23"/>
      <text:p text:style-name="P23">Ich bin<text:tab/></text:p>
      <text:p text:style-name="P23"/>
      <text:p text:style-name="P23">du bist</text:p>
      <text:p text:style-name="P23"/>
      <text:p text:style-name="P23">er/sie/es ist</text:p>
      <text:p text:style-name="P23"/>
      <text:p text:style-name="P23">wir sind<text:tab/><text:tab/><text:tab/><text:tab/>[vi żind]<text:tab/><text:tab/><text:tab/>we are plural</text:p>
      <text:p text:style-name="P23"/>
      <text:p text:style-name="P23">ihr seid<text:tab/><text:tab/><text:tab/><text:tab/>[ ija sajd ]<text:tab/><text:tab/><text:tab/>you are plural</text:p>
      <text:p text:style-name="P23"/>
      <text:p text:style-name="P23">sie sind<text:tab/><text:tab/><text:tab/><text:tab/>[żi żind]<text:tab/><text:tab/><text:tab/>they are</text:p>
      <text:p text:style-name="P23"/>
      <text:p text:style-name="P23"/>
      <text:p text:style-name="P23">Ich bin Anna<text:tab/><text:tab/><text:tab/>← combined with a name</text:p>
      <text:p text:style-name="P23"/>
      <text:p text:style-name="P23"><text:span text:style-name="T29">D</text:span>u bist aufmerksam<text:tab/><text:tab/>← or with an adjective<text:tab/><text:tab/>You are attentive</text:p>
      <text:p text:style-name="P23">[du bist awf-merk-żam]</text:p>
      <text:p text:style-name="P23"/>
      <text:p text:style-name="P23">Sie sind beeindruckt<text:tab/><text:tab/>← Or even with a particple<text:tab/>They are impressed</text:p>
      <text:p text:style-name="P23">[żi żind b<text:span text:style-name="T9">i-</text:span>ajnd-rukt]</text:p>
      <text:p text:style-name="P23"/>
      <text:p text:style-name="P24">(A participle is a word derived from a verb that can be used as an adjective or to form certain verb tenses.) </text:p>
      <text:p text:style-name="P23"/>
      <text:p text:style-name="P25">aufmerksam<text:tab/>← <text:tab/>attentive</text:p>
      <text:p text:style-name="P25">[ awf-merk-żam ]</text:p>
      <text:p text:style-name="P25"/>
      <text:p text:style-name="P25">beeindruckt<text:tab/>←<text:tab/>impressed</text:p>
      <text:p text:style-name="P25">[ bi-ajnd-rukt ]</text:p>
      <text:p text:style-name="P5">_________________________________________________________________________________________________</text:p>
      <text:p text:style-name="P5"/>
      <text:p text:style-name="P41">Learn German: Is German Easy? | German Cognates | German In 60 Seconds<text:span text:style-name="T13"> <text:s/></text:span><text:a xlink:type="simple" xlink:href="https://www.youtube.com/watch?v=XNfdwkPe8ck" text:style-name="Internet_20_link" text:visited-style-name="Visited_20_Internet_20_Link">https://www.youtube.com/watch?v=XNfdwkPe8ck</text:a><text:span text:style-name="T11"> </text:span></text:p>
      <text:p text:style-name="P5"/>
      <text:p text:style-name="P26">singen<text:tab/><text:tab/><text:tab/>[żin-gen]<text:tab/><text:tab/><text:tab/>to sing</text:p>
      <text:p text:style-name="P26"/>
      <text:p text:style-name="P26">bringen<text:tab/><text:tab/><text:tab/>[ brin-gen ]<text:tab/><text:tab/><text:tab/>to bring<text:tab/><text:tab/></text:p>
      <text:p text:style-name="P26"/>
      <text:p text:style-name="P26">finden<text:tab/><text:tab/><text:tab/>[ find-in ]<text:tab/><text:tab/><text:tab/>to find</text:p>
      <text:p text:style-name="P26"/>
      <text:p text:style-name="P26">fallen<text:tab/><text:tab/><text:tab/><text:span text:style-name="T20">[ fal-in ]<text:tab/><text:tab/><text:tab/><text:tab/>to fall</text:span></text:p>
      <text:p text:style-name="P26"/>
      <text:p text:style-name="P26">profitieren<text:tab/><text:tab/>[ pro-fi-ti-rin ]<text:tab/><text:tab/><text:tab/>to profit</text:p>
      <text:p text:style-name="P26"><text:tab/><text:tab/></text:p>
      <text:p text:style-name="P27"><text:soft-page-break/>kochen<text:tab/><text:tab/><text:tab/>[ koħ-in ]<text:tab/><text:tab/><text:tab/>to cook</text:p>
      <text:p text:style-name="P27">schwimmen<text:tab/><text:tab/>[ xwim-men ]<text:tab/><text:tab/><text:tab/>to swim</text:p>
      <text:p text:style-name="P27"/>
      <text:p text:style-name="P27">sehen<text:tab/><text:tab/><text:tab/>[ żin ]<text:tab/><text:tab/><text:tab/><text:tab/>to see</text:p>
      <text:p text:style-name="P27"/>
      <text:p text:style-name="P27">Ich bringe <text:span text:style-name="T21">e</text:span>in Buch zur Schule<text:tab/><text:tab/><text:tab/><text:tab/>I bring a book to school</text:p>
      <text:p text:style-name="P28">[ iħx brin-ge ajn buħ z<text:span text:style-name="T22">q</text:span>u<text:span text:style-name="T22">r</text:span> xu-le ]</text:p>
      <text:p text:style-name="P27"/>
      <text:p text:style-name="P6">_________________________________________________________________________________________________</text:p>
      <text:p text:style-name="P6"/>
      <text:p text:style-name="P28">hallo<text:tab/><text:tab/>ħalo</text:p>
      <text:p text:style-name="P28">danke<text:tab/><text:tab/>danka</text:p>
      <text:p text:style-name="P28">tschüss<text:tab/><text:tab/>ċquss</text:p>
      <text:p text:style-name="P28"/>
      <text:p text:style-name="P28"/>
      <text:p text:style-name="P28">Hallo, ich bin Freddy.</text:p>
      <text:p text:style-name="P28">Hallo Freddy, Ich bin Ma<text:span text:style-name="T22">r</text:span>ia.</text:p>
      <text:p text:style-name="P28"/>
      <text:p text:style-name="P28">Willkommen in Berlin!<text:tab/><text:tab/><text:tab/><text:tab/><text:tab/>Welcome to Berlin</text:p>
      <text:p text:style-name="P28">[ vil-kommin in berlin ]</text:p>
      <text:p text:style-name="P28"/>
      <text:p text:style-name="P29">Danke!</text:p>
      <text:p text:style-name="P28"/>
      <text:p text:style-name="P29">Tschüss Freddy!</text:p>
      <text:p text:style-name="P29"/>
      <text:p text:style-name="P29">Bis später, Maria<text:tab/><text:tab/><text:tab/><text:tab/><text:tab/>See you later, Maria.</text:p>
      <text:p text:style-name="P29">[ bis, xpej-ta marija ]</text:p>
      <text:p text:style-name="P29"/>
      <text:p text:style-name="P29">bis<text:tab/><text:tab/>← <text:tab/>until</text:p>
      <text:p text:style-name="P29">später<text:tab/><text:tab/>←<text:tab/>later</text:p>
      <text:p text:style-name="P29">bis später<text:tab/>← <text:tab/>see you later</text:p>
      <text:p text:style-name="P29"/>
      <text:p text:style-name="P7">_________________________________________________________________________________________________</text:p>
      <text:p text:style-name="P5"/>
      <text:p text:style-name="P17">Das ist unsere Nachbarin – Laura!</text:p>
      <text:p text:style-name="P17">[ das <text:s/>ist <text:s/><text:span text:style-name="T22">q</text:span>un-żer-e <text:s/>naħ-barin Lawra ]</text:p>
      <text:p text:style-name="P16"/>
      <text:p text:style-name="P17">unsere<text:tab/><text:tab/>[ un-że-re ]<text:tab/><text:tab/>our</text:p>
      <text:p text:style-name="P17">Nachbarin<text:tab/>[ naħ-ba-rin ]<text:tab/><text:tab/><text:bookmark text:name="tw-target-text5"/>neighbor</text:p>
      <text:p text:style-name="P17"/>
      <text:p text:style-name="P17">Laura ist im Supermarkt</text:p>
      <text:p text:style-name="P17">[ Lawra <text:s/>ist <text:s/>im <text:s/>żuper-mark ]</text:p>
      <text:p text:style-name="P17"/>
      <text:p text:style-name="P17">Sie geht einkaufen<text:tab/><text:tab/><text:tab/>she goes shopping</text:p>
      <text:p text:style-name="P17">[ żi <text:s/>get <text:s/>ajn-kaw-fin <text:s/>]</text:p>
      <text:p text:style-name="P17"/>
      <text:p text:style-name="P17">Sie braucht Kartoffeln<text:tab/><text:tab/><text:tab/>She needs potatoes</text:p>
      <text:p text:style-name="P20"><text:soft-page-break/>[ żi brawħt <text:s/>kar-tof-en ]</text:p>
      <text:p text:style-name="P20"/>
      <text:p text:style-name="P20">Tomaten</text:p>
      <text:p text:style-name="P20">[ tomatin ]</text:p>
      <text:p text:style-name="P20"/>
      <text:p text:style-name="P20">und ein Brot.</text:p>
      <text:p text:style-name="P20">[ und ajn Brot ]</text:p>
      <text:p text:style-name="P20">and a bread.</text:p>
      <text:p text:style-name="P20"/>
      <text:p text:style-name="P20">Laura kauft auch einen Saft<text:tab/><text:tab/>Laura also buys some juice</text:p>
      <text:p text:style-name="P20">[ Lawra kawft awħ ajnin żaft ]</text:p>
      <text:p text:style-name="P20"/>
      <text:p text:style-name="P20">Und zwei Bananen</text:p>
      <text:p text:style-name="P20">[ und <text:s/>zvaj <text:s/>ban-an-en]</text:p>
      <text:p text:style-name="P20"/>
      <text:p text:style-name="P20">Das alles kostet 18,30 Euro</text:p>
      <text:p text:style-name="P20">[ Das al-les kostet aħt-ten <text:s/>ojro <text:s/>drajsix ]</text:p>
      <text:p text:style-name="P8"/>
      <text:p text:style-name="P21">Das alles kostet 1<text:span text:style-name="T23">9</text:span>,<text:span text:style-name="T23">5</text:span>0 Euro</text:p>
      <text:p text:style-name="P31">[ Das alles kostet nojten ojro fin-tix ]</text:p>
      <text:p text:style-name="P9">_________________________________________________________________________________________________</text:p>
      <text:p text:style-name="P10"><text:a xlink:type="simple" xlink:href="https://speechify.com/text-to-speech-online/german/" text:style-name="Internet_20_link" text:visited-style-name="Visited_20_Internet_20_Link"><text:span text:style-name="T12">https://speechify.com/text-to-speech-online/german/</text:span></text:a><text:span text:style-name="T12"> </text:span></text:p>
      <text:p text:style-name="P31">Was kauft Philip?</text:p>
      <text:p text:style-name="P31"/>
      <text:p text:style-name="P31">Phillip geht in dem Supermarket.</text:p>
      <text:p text:style-name="P31"/>
      <text:p text:style-name="P31">Er kauft vier <text:s/>Bananen, sechs Orangen und ein Bier.</text:p>
      <text:p text:style-name="P31"/>
      <text:p text:style-name="P31">Er muss auch Kaffee und eine Milch Kaufen.</text:p>
      <text:p text:style-name="P31"/>
      <text:p text:style-name="P31">Dazu Braucht <text:span text:style-name="T24">E</text:span>r auch einen Orangensaft und ein Brot.</text:p>
      <text:p text:style-name="P31"/>
      <text:p text:style-name="P42"><text:span text:style-name="T16">[ vas kawft filip? ]<text:tab/><text:tab/><text:tab/><text:tab/><text:tab/></text:span><text:bookmark text:name="tw-target-text"/><text:span text:style-name="T16"><text:tab/></text:span></text:p>
      <text:p text:style-name="P31">What does Philip buy?</text:p>
      <text:p text:style-name="P31"/>
      <text:p text:style-name="P31">[ Er kaft fir bananen, seks orangin und ajn bir ]</text:p>
      <text:p text:style-name="P30"><text:bookmark text:name="tw-target-text1"/>He buys four bananas, six oranges and a beer.</text:p>
      <text:p text:style-name="P30"/>
      <text:p text:style-name="P32">[ Er mus awh ka-f<text:span text:style-name="T24">e</text:span> und ajn <text:s/>milħ<text:span text:style-name="T28">x</text:span> kaw-fin <text:s/>]</text:p>
      <text:p text:style-name="P32">He also has to buy coffee and milk</text:p>
      <text:p text:style-name="P32"/>
      <text:p text:style-name="P32">[ Dazu brawħt er awħ ajnen orang-en-żaft und ajn brot ]</text:p>
      <text:p text:style-name="P40"><text:bookmark text:name="tw-target-text2"/>He also needs an orange juice and some bread.</text:p>
      <text:p text:style-name="P32"/>
      <text:p text:style-name="P32">Milch Kaufen <text:tab/>→<text:tab/>Buy milk</text:p>
      <text:p text:style-name="P32">muss<text:tab/><text:tab/>→ <text:tab/>must</text:p>
      <text:p text:style-name="P32">Dazu<text:tab/><text:tab/>→ <text:tab/>In addition</text:p>
      <text:p text:style-name="P30"><text:soft-page-break/>Dazu Braucht Er auch<text:tab/><text:tab/>→ <text:tab/><text:tab/>He needs that too</text:p>
      <text:p text:style-name="P33">[ dazu brawħt er awħ ]</text:p>
      <text:p text:style-name="P30"/>
      <text:p text:style-name="P12">_________________________________________________________________________________________________</text:p>
      <text:p text:style-name="P12"/>
      <text:p text:style-name="P34">die Orange, <text:tab/>die Orangen</text:p>
      <text:p text:style-name="P34">[di oranxe,<text:tab/> di oranxen]</text:p>
      <text:p text:style-name="P34"/>
      <text:p text:style-name="P34">die Banane,<text:tab/>die Bananen</text:p>
      <text:p text:style-name="P34"/>
      <text:p text:style-name="P34">die Milch, <text:tab/>der Kaffee, <text:tab/>das Bier</text:p>
      <text:p text:style-name="P34">[di milħ, <text:tab/>der kafe, <text:tab/>das bir]</text:p>
      <text:p text:style-name="P34"/>
      <text:p text:style-name="P35">der Orangensaft, <text:tab/><text:tab/>das Brot</text:p>
      <text:p text:style-name="P35">[ der Oranxen-<text:span text:style-name="T25">ż </text:span>aft ]<text:tab/><text:tab/>[ das brot ]</text:p>
      <text:p text:style-name="P35"/>
      <text:p text:style-name="P35">Supermarkt, <text:tab/>der Laden, <text:tab/>das Geschäft,<text:tab/>die Kartoffel, <text:tab/>die Tomate, <text:tab/>das Br<text:span text:style-name="T30">o</text:span>t, <text:tab/>bra<text:span text:style-name="T30">u</text:span>chen</text:p>
      <text:p text:style-name="P36">[<text:span text:style-name="T25">ż</text:span>upermarkt, <text:tab/>der laden, <text:tab/>das gi-xeft,<text:tab/><text:span text:style-name="T26">di kartofel, <text:tab/>di tomatin, <text:tab/>das brot, <text:tab/>braw</text:span><text:span text:style-name="T25">ħ</text:span><text:span text:style-name="T26">in]</text:span></text:p>
      <text:p text:style-name="P36"/>
      <text:p text:style-name="P37">Kaufen, <text:tab/>die Banane, <text:tab/>der Saft, <text:tab/>kosten, <text:tab/>alles</text:p>
      <text:p text:style-name="P37">[kawfen, <text:tab/>di banane, <text:tab/>der <text:span text:style-name="T25">Ż</text:span>aft, <text:tab/>kosten, <text:tab/>alles]</text:p>
      <text:p text:style-name="P31"/>
      <text:p text:style-name="P13">_________________________________________________________________________________________________</text:p>
      <text:p text:style-name="P31"/>
      <text:p text:style-name="P38"><text:span text:style-name="T1">Das Obst </text:span><text:tab/><text:tab/>[ das ubst ]<text:tab/><text:tab/><text:tab/>Fruits</text:p>
      <text:p text:style-name="P38"/>
      <text:p text:style-name="P38"><text:span text:style-name="T1">Das Gemüse</text:span><text:tab/><text:tab/>[ das geq-mu-ża ] <text:tab/><text:tab/>The vegetables</text:p>
      <text:p text:style-name="P38"/>
      <text:p text:style-name="P38"><text:span text:style-name="T1">Gesund<text:tab/></text:span><text:tab/><text:tab/>[ ge-żund ]<text:tab/><text:tab/><text:tab/>Healthy</text:p>
      <text:p text:style-name="P38"/>
      <text:p text:style-name="P38"/>
      <text:p text:style-name="P38">der Apfel,<text:tab/>die Birne,<text:tab/>die Banane,<text:tab/>die Orange,<text:tab/>die Erdbeere,<text:tab/><text:tab/>dir Traube,</text:p>
      <text:p text:style-name="P38"/>
      <text:p text:style-name="P38">[ der apfel, <text:tab/>di birne<text:tab/><text:tab/>di banane<text:tab/>di oranxe<text:tab/>di edbere<text:tab/><text:tab/>di trabe ]</text:p>
      <text:p text:style-name="P38">the apple, <text:tab/>the pear, <text:tab/>the banana, <text:tab/>the orange, <text:tab/>the strawberry, <text:tab/> the grape</text:p>
      <text:p text:style-name="P38"/>
      <text:p text:style-name="P38"/>
      <text:p text:style-name="P38">die Kartoffel,<text:tab/>die Tomate, <text:tab/>der Paprika, <text:tab/>die Paprika, <text:tab/>die Gurke, <text:tab/>die Zwiebel</text:p>
      <text:p text:style-name="P38"/>
      <text:p text:style-name="P38">[ di kartofel, <text:tab/>di tomate, <text:tab/>der paprika<text:tab/>di paprika, <text:tab/>di gurke<text:tab/>di Żwibel ]</text:p>
      <text:p text:style-name="P38"/>
      <text:p text:style-name="P38">the potato, <text:tab/>the tomato, <text:tab/>the <text:span text:style-name="T27">paprika</text:span>, <text:tab/>the pepper, <text:tab/>the cucumber, <text:tab/>the onion</text:p>
      <text:p text:style-name="P38"/>
      <text:p text:style-name="P14">_________________________________________________________________________________________________</text:p>
      <text:p text:style-name="P14"/>
      <text:p text:style-name="P43"><text:span text:style-name="T17">Essen und Trinken<text:tab/></text:span><text:bookmark text:name="tw-target-text3"/><text:span text:style-name="T17">Food and Drink<text:tab/><text:tab/>[ Essin und <text:s/>trinken]</text:span></text:p>
      <text:p text:style-name="P39"/>
      <text:p text:style-name="P15"><text:soft-page-break/>_________________________________________________________________________________________________</text:p>
      <text:p text:style-name="P38"/>
      <text:p text:style-name="P38">Hast du mich erwartet?</text:p>
      <text:p text:style-name="P38"/>
      <text:p text:style-name="P38">Ja. Willkommen. Komm rein.</text:p>
      <text:p text:style-name="P38"/>
      <text:p text:style-name="P38">Ist <text:s/>das dein Büro?</text:p>
      <text:p text:style-name="P38"/>
      <text:p text:style-name="P38">Ja.</text:p>
      <text:p text:style-name="P38"/>
      <text:p text:style-name="P38">Das ganze Haus ist mein Büro.</text:p>
      <text:p text:style-name="P38"/>
      <text:p text:style-name="P38">Hast du sie bemalt?</text:p>
      <text:p text:style-name="P38"/>
      <text:p text:style-name="P38">Nein...</text:p>
      <text:p text:style-name="P38"/>
      <text:p text:style-name="P38">Ich habe nur eine oder zwei Figuren bemalt.</text:p>
      <text:p text:style-name="P38"/>
      <text:p text:style-name="P38">Siehst du den blau-weißen Kerl?</text:p>
      <text:p text:style-name="P38"/>
      <text:p text:style-name="P45">Der mit dem Bogen?</text:p>
      <text:p text:style-name="P45"/>
      <text:p text:style-name="P46">_________________________________________________________________________________________________</text:p>
      <text:p text:style-name="P46"/>
      <text:p text:style-name="P47"><text:span text:style-name="T1">Indefinitartikel ein und eine</text:span> <text:s/>[in-de-fi-nit <text:s text:c="2"/>ar-ti-kil <text:s/>ajn und ajna]</text:p>
      <text:p text:style-name="P47"/>
      <text:p text:style-name="P47">Wer ist das?<text:tab/><text:tab/>[ver ist das?]<text:tab/><text:tab/>Who is this? / that?</text:p>
      <text:p text:style-name="P47">Was ist das?<text:tab/><text:tab/>[vas ist das?]<text:tab/><text:tab/>What is that?</text:p>
      <text:p text:style-name="P47">Wie ist das?<text:tab/><text:tab/>[vi <text:s/>ist das?]<text:tab/><text:tab/>How is that?</text:p>
      <text:p text:style-name="P47"/>
      <text:p text:style-name="P48">Ein , Eine</text:p>
      <text:p text:style-name="P48">one, any, an</text:p>
      <text:p text:style-name="P48"/>
      <text:p text:style-name="P48">Was ist das?</text:p>
      <text:p text:style-name="P48">Das ist eine Birne.</text:p>
      <text:p text:style-name="P48"/>
      <text:p text:style-name="P48">Was ist das?</text:p>
      <text:p text:style-name="P48">Das ist ein Apfel.</text:p>
      <text:p text:style-name="P48"/>
      <text:p text:style-name="P48">Was ist das?</text:p>
      <text:p text:style-name="P48">Das its eine Tomate.</text:p>
      <text:p text:style-name="P48"/>
      <text:p text:style-name="P49"><text:span text:style-name="T18">Ich möchte </text:span><text:span text:style-name="T31">eine </text:span><text:span text:style-name="T18">Banane essen.<text:tab/><text:tab/><text:tab/></text:span><text:bookmark text:name="tw-target-text4"/><text:span text:style-name="T18">I want to eat a banana.</text:span></text:p>
      <text:p text:style-name="P48">[iħx muxte ajne banaba esin].</text:p>
      <text:p text:style-name="P48"/>
      <text:p text:style-name="P49"><text:span text:style-name="T18">Ich möcht </text:span><text:span text:style-name="T31">die</text:span><text:span text:style-name="T18"> Banane essen.<text:tab/><text:tab/><text:tab/></text:span><text:bookmark text:name="tw-target-text6"/><text:span text:style-name="T18">I want to eat the banana.</text:span></text:p>
      <text:p text:style-name="P49"><text:span text:style-name="T18"/></text:p>
      <text:p text:style-name="P51"><text:soft-page-break/><text:span text:style-name="T15">Möcht</text:span><text:span text:style-name="T19"><text:tab/><text:tab/><text:tab/>→ <text:tab/><text:tab/>would like</text:span></text:p>
      <text:p text:style-name="P52"><text:span text:style-name="T19">E</text:span><text:span text:style-name="T15">ssen<text:tab/><text:tab/><text:tab/>→ <text:tab/><text:tab/>eat</text:span></text:p>
      <text:p text:style-name="P50"><text:span text:style-name="T18"/></text:p>
      <text:p text:style-name="P50"><text:span text:style-name="T18"/></text:p>
      <text:p text:style-name="P50"><text:span text:style-name="T18">D</text:span><text:span text:style-name="T15">ie Banane schmeckt toll!<text:tab/><text:tab/><text:tab/>The banana tastes great!</text:span></text:p>
      <text:p text:style-name="P48">[ di banana xmekt toll ]</text:p>
      <text:p text:style-name="P48"/>
      <text:p text:style-name="P48">schmeckt toll<text:tab/><text:tab/>→<text:tab/><text:tab/>tastes great</text:p>
      <text:p text:style-name="P48">schmeckt<text:tab/><text:tab/>→<text:tab/><text:tab/>tastes</text:p>
      <text:p text:style-name="P48">toll<text:tab/><text:tab/><text:tab/>→<text:tab/><text:tab/>great</text:p>
      <text:p text:style-name="P48"/>
      <text:p text:style-name="P48">If ‘any’ or ‘some’ fits better use ‘ein’ or ‘eine’.</text:p>
      <text:p text:style-name="P48">And if ‘this’ use ‘der’, ‘die’ or ‘das’.</text:p>
      <text:p text:style-name="P48"/>
      <text:p text:style-name="P48">For masculine and neutral nouns use ‘ein’.</text:p>
      <text:p text:style-name="P48">And for feminine nouns use ‘eine’.</text:p>
      <text:p text:style-name="P48"/>
      <text:p text:style-name="P48">Ich möchte Banane essen.</text:p>
      <text:p text:style-name="P11">_________________________________________________________________________________________________</text:p>
      <text:p text:style-name="P4"><text:span text:style-name="T5">Ż ż<text:tab/></text:span>Ħ ħ <text:tab/>Ċ ċ<text:tab/>Ġ ġ <text:tab/>Ä ä<text:tab/>Ö ö<text:tab/>Ü ü <text:tab/>ẞ ß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4-06-19T19:37:11.320522232</dc:date>
    <meta:editing-duration>P1DT58M42S</meta:editing-duration>
    <meta:editing-cycles>137</meta:editing-cycles>
    <meta:generator>LibreOffice/7.3.7.2$Linux_X86_64 LibreOffice_project/30$Build-2</meta:generator>
    <meta:document-statistic meta:table-count="0" meta:image-count="0" meta:object-count="0" meta:page-count="6" meta:paragraph-count="157" meta:word-count="923" meta:character-count="5931" meta:non-whitespace-character-count="4938"/>
  </office:meta>
</office:document-meta>
</file>